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Consolas" style:font-name-complex="Consolas"/>
    </style:style>
    <style:style style:name="P2" style:parent-style-name="Normal" style:family="paragraph">
      <style:text-properties style:font-name="Consolas" style:font-name-complex="Consolas"/>
    </style:style>
    <style:style style:name="P3" style:parent-style-name="Normal" style:family="paragraph">
      <style:paragraph-properties fo:text-align="justify"/>
      <style:text-properties style:font-name="Consolas" style:font-name-complex="Consolas"/>
    </style:style>
    <style:style style:name="P4" style:parent-style-name="Normal" style:family="paragraph">
      <style:paragraph-properties fo:text-align="justify"/>
      <style:text-properties style:font-name="Consolas" style:font-name-complex="Consolas"/>
    </style:style>
    <style:style style:name="P5" style:parent-style-name="Normal" style:family="paragraph">
      <style:paragraph-properties fo:text-align="justify"/>
      <style:text-properties style:font-name="Consolas" style:font-name-complex="Consolas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style:font-name="Consolas" style:font-name-complex="Consolas"/>
    </style:style>
    <style:style style:name="T8" style:parent-style-name="DefaultParagraphFont" style:family="text">
      <style:text-properties style:font-name="Consolas" style:font-name-complex="Consolas"/>
    </style:style>
    <style:style style:name="T9" style:parent-style-name="DefaultParagraphFont" style:family="text">
      <style:text-properties style:font-name="Consolas" style:font-name-complex="Consolas"/>
    </style:style>
    <style:style style:name="T10" style:parent-style-name="DefaultParagraphFont" style:family="text">
      <style:text-properties style:font-name="Consolas" style:font-name-complex="Consolas" fo:font-style="italic" style:font-style-asian="italic"/>
    </style:style>
    <style:style style:name="T11" style:parent-style-name="DefaultParagraphFont" style:family="text">
      <style:text-properties style:font-name="Consolas" style:font-name-complex="Consolas"/>
    </style:style>
    <style:style style:name="P12" style:parent-style-name="Normal" style:family="paragraph">
      <style:paragraph-properties fo:text-align="justify"/>
      <style:text-properties style:font-name="Consolas" style:font-name-complex="Consolas"/>
    </style:style>
    <style:style style:name="P13" style:parent-style-name="Normal" style:family="paragraph">
      <style:paragraph-properties fo:text-align="justify"/>
      <style:text-properties style:font-name="Consolas" style:font-name-complex="Consolas"/>
    </style:style>
    <style:style style:name="P14" style:parent-style-name="Normal" style:family="paragraph">
      <style:paragraph-properties fo:text-align="justify"/>
    </style:style>
    <style:style style:name="T15" style:parent-style-name="DefaultParagraphFont" style:family="text">
      <style:text-properties style:font-name="Consolas" style:font-name-complex="Consolas"/>
    </style:style>
    <style:style style:name="T16" style:parent-style-name="DefaultParagraphFont" style:family="text">
      <style:text-properties style:font-name="Consolas" style:font-name-complex="Consolas" fo:font-weight="bold" style:font-weight-asian="bold" fo:font-style="italic" style:font-style-asian="italic"/>
    </style:style>
    <style:style style:name="T17" style:parent-style-name="DefaultParagraphFont" style:family="text">
      <style:text-properties style:font-name="Consolas" style:font-name-complex="Consolas" fo:font-style="italic" style:font-style-asian="italic"/>
    </style:style>
    <style:style style:name="T18" style:parent-style-name="DefaultParagraphFont" style:family="text">
      <style:text-properties style:font-name="Consolas" style:font-name-complex="Consolas"/>
    </style:style>
    <style:style style:name="P19" style:parent-style-name="Normal" style:family="paragraph">
      <style:paragraph-properties fo:text-align="justify"/>
      <style:text-properties style:font-name="Consolas" style:font-name-complex="Consolas"/>
    </style:style>
    <style:style style:name="P20" style:parent-style-name="Normal" style:family="paragraph">
      <style:paragraph-properties fo:text-align="justify"/>
      <style:text-properties style:font-name="Consolas" style:font-name-complex="Consolas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style:font-name="Consolas" style:font-name-complex="Consolas"/>
    </style:style>
    <style:style style:name="T23" style:parent-style-name="DefaultParagraphFont" style:family="text">
      <style:text-properties style:font-name="Consolas" style:font-name-complex="Consolas" fo:font-weight="bold" style:font-weight-asian="bold" fo:font-style="italic" style:font-style-asian="italic"/>
    </style:style>
    <style:style style:name="T24" style:parent-style-name="DefaultParagraphFont" style:family="text">
      <style:text-properties style:font-name="Consolas" style:font-name-complex="Consolas"/>
    </style:style>
    <style:style style:name="T25" style:parent-style-name="DefaultParagraphFont" style:family="text">
      <style:text-properties style:font-name="Consolas" style:font-name-complex="Consolas"/>
    </style:style>
    <style:style style:name="T26" style:parent-style-name="DefaultParagraphFont" style:family="text">
      <style:text-properties style:font-name="Consolas" style:font-name-complex="Consolas"/>
    </style:style>
    <style:style style:name="T27" style:parent-style-name="DefaultParagraphFont" style:family="text">
      <style:text-properties style:font-name="Consolas" style:font-name-complex="Consolas"/>
    </style:style>
    <style:style style:name="P28" style:parent-style-name="Normal" style:family="paragraph">
      <style:paragraph-properties fo:text-align="justify"/>
      <style:text-properties style:font-name="Consolas" style:font-name-complex="Consolas"/>
    </style:style>
    <style:style style:name="P29" style:parent-style-name="Normal" style:family="paragraph">
      <style:paragraph-properties fo:text-align="justify"/>
      <style:text-properties style:font-name="Consolas" style:font-name-complex="Consolas"/>
    </style:style>
    <style:style style:name="P30" style:parent-style-name="Normal" style:family="paragraph">
      <style:paragraph-properties fo:text-align="justify"/>
      <style:text-properties style:font-name="Consolas" style:font-name-complex="Consolas"/>
    </style:style>
    <style:style style:name="P31" style:parent-style-name="Normal" style:family="paragraph">
      <style:paragraph-properties fo:text-align="justify"/>
      <style:text-properties style:font-name="Consolas" style:font-name-complex="Consolas"/>
    </style:style>
    <style:style style:name="P32" style:parent-style-name="Heading1" style:family="paragraph">
      <style:text-properties style:font-name="Consolas" style:font-name-complex="Consolas"/>
    </style:style>
    <style:style style:name="P33" style:parent-style-name="Normal" style:family="paragraph">
      <style:paragraph-properties fo:text-align="justify"/>
      <style:text-properties style:font-name="Consolas" style:font-name-complex="Consolas"/>
    </style:style>
    <style:style style:name="P34" style:parent-style-name="Normal" style:family="paragraph">
      <style:paragraph-properties fo:text-align="justify"/>
      <style:text-properties style:font-name="Consolas" style:font-name-complex="Consolas"/>
    </style:style>
    <style:style style:name="P35" style:parent-style-name="Normal" style:family="paragraph">
      <style:paragraph-properties fo:text-align="justify"/>
    </style:style>
    <style:style style:name="T36" style:parent-style-name="DefaultParagraphFont" style:family="text">
      <style:text-properties style:font-name="Consolas" style:font-name-complex="Consolas"/>
    </style:style>
    <style:style style:name="T37" style:parent-style-name="DefaultParagraphFont" style:family="text">
      <style:text-properties style:font-name="Consolas" style:font-name-complex="Consolas" fo:font-style="italic" style:font-style-asian="italic"/>
    </style:style>
    <style:style style:name="T38" style:parent-style-name="DefaultParagraphFont" style:family="text">
      <style:text-properties style:font-name="Consolas" style:font-name-complex="Consolas" fo:font-style="italic" style:font-style-asian="italic"/>
    </style:style>
    <style:style style:name="T39" style:parent-style-name="DefaultParagraphFont" style:family="text">
      <style:text-properties style:font-name="Consolas" style:font-name-complex="Consolas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Consolas" style:font-name-complex="Consolas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style:font-name="Consolas" style:font-name-complex="Consolas"/>
    </style:style>
    <style:style style:name="T43" style:parent-style-name="DefaultParagraphFont" style:family="text">
      <style:text-properties style:font-name="Consolas" style:font-name-complex="Consolas" fo:font-weight="bold" style:font-weight-asian="bold" fo:font-style="italic" style:font-style-asian="italic"/>
    </style:style>
    <style:style style:name="P44" style:parent-style-name="Normal" style:family="paragraph">
      <style:paragraph-properties fo:text-align="justify"/>
      <style:text-properties style:font-name="Consolas" style:font-name-complex="Consolas"/>
    </style:style>
    <style:style style:name="P45" style:parent-style-name="Normal" style:family="paragraph">
      <style:paragraph-properties fo:text-align="justify" fo:text-indent="0.5in"/>
      <style:text-properties style:font-name="Consolas" style:font-name-complex="Consolas"/>
    </style:style>
    <style:style style:name="P46" style:parent-style-name="Normal" style:family="paragraph">
      <style:paragraph-properties fo:text-align="justify" fo:text-indent="0.5in"/>
      <style:text-properties style:font-name="Consolas" style:font-name-complex="Consolas"/>
    </style:style>
    <style:style style:name="P47" style:parent-style-name="Normal" style:family="paragraph">
      <style:paragraph-properties fo:text-align="justify" fo:text-indent="0.5in"/>
      <style:text-properties style:font-name="Consolas" style:font-name-complex="Consolas"/>
    </style:style>
    <style:style style:name="P48" style:parent-style-name="Normal" style:family="paragraph">
      <style:paragraph-properties fo:text-align="justify" fo:text-indent="0.5in"/>
      <style:text-properties style:font-name="Consolas" style:font-name-complex="Consolas"/>
    </style:style>
    <style:style style:name="P49" style:parent-style-name="Normal" style:family="paragraph">
      <style:paragraph-properties fo:text-align="justify"/>
      <style:text-properties style:font-name="Consolas" style:font-name-complex="Consolas"/>
    </style:style>
    <style:style style:name="P50" style:parent-style-name="Normal" style:family="paragraph">
      <style:paragraph-properties fo:text-align="justify"/>
      <style:text-properties style:font-name="Consolas" style:font-name-complex="Consolas"/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style:font-name="Consolas" style:font-name-complex="Consolas" fo:font-style="italic" style:font-style-asian="italic"/>
    </style:style>
    <style:style style:name="T53" style:parent-style-name="DefaultParagraphFont" style:family="text">
      <style:text-properties style:font-name="Consolas" style:font-name-complex="Consolas" fo:font-style="italic" style:font-style-asian="italic"/>
    </style:style>
    <style:style style:name="T54" style:parent-style-name="DefaultParagraphFont" style:family="text">
      <style:text-properties style:font-name="Consolas" style:font-name-complex="Consolas"/>
    </style:style>
    <style:style style:name="T55" style:parent-style-name="DefaultParagraphFont" style:family="text">
      <style:text-properties style:font-name="Consolas" style:font-name-complex="Consolas"/>
    </style:style>
    <style:style style:name="P56" style:parent-style-name="Normal" style:family="paragraph">
      <style:paragraph-properties fo:text-align="justify"/>
      <style:text-properties style:font-name="Consolas" style:font-name-complex="Consolas"/>
    </style:style>
    <style:style style:name="P57" style:parent-style-name="Normal" style:family="paragraph">
      <style:paragraph-properties fo:text-align="justify"/>
      <style:text-properties style:font-name="Consolas" style:font-name-complex="Consolas"/>
    </style:style>
    <style:style style:name="P58" style:parent-style-name="Heading1" style:family="paragraph">
      <style:text-properties style:font-name="Consolas" style:font-name-complex="Consolas"/>
    </style:style>
    <style:style style:name="P59" style:parent-style-name="Normal" style:family="paragraph">
      <style:text-properties style:font-name="Consolas" style:font-name-complex="Consolas"/>
    </style:style>
    <style:style style:name="P60" style:parent-style-name="Normal" style:family="paragraph">
      <style:text-properties style:font-name="Consolas" style:font-name-complex="Consolas"/>
    </style:style>
    <style:style style:name="P61" style:parent-style-name="Normal" style:family="paragraph">
      <style:text-properties style:font-name="Consolas" style:font-name-complex="Consolas"/>
    </style:style>
    <style:style style:name="P62" style:parent-style-name="Normal" style:family="paragraph">
      <style:text-properties style:font-name="Consolas" style:font-name-complex="Consolas"/>
    </style:style>
    <style:style style:name="P63" style:parent-style-name="Normal" style:family="paragraph">
      <style:text-properties style:font-name="Consolas" style:font-name-complex="Consolas"/>
    </style:style>
    <style:style style:name="P64" style:parent-style-name="Normal" style:family="paragraph">
      <style:text-properties style:font-name="Consolas" style:font-name-complex="Consolas"/>
    </style:style>
    <style:style style:name="P65" style:parent-style-name="Normal" style:family="paragraph">
      <style:text-properties style:font-name="Consolas" style:font-name-complex="Consolas"/>
    </style:style>
    <style:style style:name="P66" style:parent-style-name="Normal" style:family="paragraph">
      <style:text-properties style:font-name="Consolas" style:font-name-complex="Consolas"/>
    </style:style>
    <style:style style:name="P67" style:parent-style-name="Normal" style:family="paragraph">
      <style:text-properties style:font-name="Consolas" style:font-name-complex="Consolas"/>
    </style:style>
    <style:style style:name="P68" style:parent-style-name="Normal" style:family="paragraph">
      <style:text-properties style:font-name="Consolas" style:font-name-complex="Consolas"/>
    </style:style>
    <style:style style:name="P69" style:parent-style-name="Normal" style:family="paragraph">
      <style:text-properties style:font-name="Consolas" style:font-name-complex="Consolas"/>
    </style:style>
    <style:style style:name="P70" style:parent-style-name="Normal" style:family="paragraph">
      <style:text-properties style:font-name="Consolas" style:font-name-complex="Consolas"/>
    </style:style>
    <style:style style:name="P71" style:parent-style-name="Normal" style:family="paragraph">
      <style:text-properties style:font-name="Consolas" style:font-name-complex="Consolas"/>
    </style:style>
    <style:style style:name="P72" style:parent-style-name="Normal" style:family="paragraph">
      <style:text-properties style:font-name="Consolas" style:font-name-complex="Consolas"/>
    </style:style>
    <style:style style:name="P73" style:parent-style-name="Normal" style:family="paragraph">
      <style:text-properties style:font-name="Consolas" style:font-name-complex="Consolas"/>
    </style:style>
    <style:style style:name="T74" style:parent-style-name="DefaultParagraphFont" style:family="text">
      <style:text-properties style:font-name="Consolas" style:font-name-complex="Consolas"/>
    </style:style>
  </office:automatic-styles>
  <office:body>
    <office:text text:use-soft-page-breaks="true">
      <text:p text:style-name="P1">Lecture 2</text:p>
      <text:p text:style-name="P2"/>
      <text:p text:style-name="P3">Service – single responsibility.<text:s/></text:p>
      <text:p text:style-name="P4">Dependency injection, reusable, SOLID, testable.</text:p>
      <text:p text:style-name="P5">Factory – func will be used.<text:s/>Returns object with {properties: function}</text:p>
      <text:p text:style-name="P6"><text:span text:style-name="T7">module.service(‘name’, func); -</text:span><text:span text:style-name="T8"><text:s/>returns</text:span><text:span text:style-name="T9"><text:s/>construction function<text:s/></text:span><text:span text:style-name="T10">new</text:span><text:span text:style-name="T11"><text:s/>keyword<text:s/></text:span></text:p>
      <text:p text:style-name="P12">module.provider(‘name’, func); - calls services, factory. Configuration state.→ DI. → Running State.</text:p>
      <text:p text:style-name="P13">Easy injectable in Controller. The names must be same. We use factories to inject them in controllers and use services easly.</text:p>
      <text:p text:style-name="P14"><text:span text:style-name="T15">Embedded services<text:s/></text:span><text:span text:style-name="T16">$http</text:span><text:span text:style-name="T17"><text:s/></text:span><text:span text:style-name="T18">– promises( .then())</text:span></text:p>
      <text:p text:style-name="P19">$http.post(‘url‘, {object})<text:s/></text:p>
      <text:p text:style-name="P20">$http.get(‘url‘)</text:p>
      <text:p text:style-name="P21"><text:span text:style-name="T22">Promises<text:s/></text:span><text:span text:style-name="T23">$q</text:span><text:span text:style-name="T24"><text:s/></text:span><text:span text:style-name="T25">for services, factories.</text:span><text:span text:style-name="T26"><text:s/>Controller uses factories, services.</text:span><text:span text:style-name="T27"><text:line-break/>baseData – showcase system.</text:span></text:p>
      <text:p text:style-name="P28">$resource – restfull services. Better use $http.</text:p>
      <text:p text:style-name="P29">Recommend use $timeout &amp; $interval instead of setTimeout() and interval()..</text:p>
      <text:p text:style-name="P30">Everything starts with ‘$’ in name can be mocked(injectable).</text:p>
      <text:p text:style-name="P31">$location – for redirecting (url).</text:p>
      <text:h text:style-name="P32" text:outline-level="1">Rounting</text:h>
      <text:p text:style-name="P33">Client routing. Some issues when sharing to facebook.<text:s/></text:p>
      <text:p text:style-name="P34">Use another angular script: angular-route.min.js;</text:p>
      <text:p text:style-name="P35"><text:span text:style-name="T36">ngRoute – module in Angulare, also comes with<text:s/></text:span><text:span text:style-name="T37">$routeProvider</text:span><text:span text:style-name="T38"><text:s/></text:span><text:span text:style-name="T39">only providers</text:span><text:span text:style-name="T40"><text:s/></text:span></text:p>
      <text:p text:style-name="P41"><text:span text:style-name="T42">Element must have<text:s/></text:span><text:span text:style-name="T43">ngView</text:span></text:p>
      <text:p text:style-name="P44">.when(‘/route’, {<text:s/></text:p>
      <text:p text:style-name="P45">// better place here controller to handle</text:p>
      <text:soft-page-break/>
      <text:p text:style-name="P46">templateUrl:<text:s/>‘templates/home.html’</text:p>
      <text:p text:style-name="P47">controller: ‘HomeController’,</text:p>
      <text:p text:style-name="P48">controllerAs ‘vm’</text:p>
      <text:p text:style-name="P49"><text:s/>});</text:p>
      <text:p text:style-name="P50">.otherwise({redirectTo: ‘/route’});</text:p>
      <text:p text:style-name="P51"><text:span text:style-name="T52">Ht</text:span><text:span text:style-name="T53">ml5mode</text:span><text:span text:style-name="T54"><text:s/>without ‘#’ in the url. In config place <text:s text:c="14"/>$locationProvider.html5Mode(true);</text:span><text:span text:style-name="T55"><text:s/>must place something in webapi.config &lt;rewrite&gt; &lt;rules&gt; &lt;rule&gt; &lt;/rule&gt; &lt;/rules&gt; &lt;/rewrite&gt;. To many configurations.</text:span></text:p>
      <text:p text:style-name="P56">Parameters starts with ‘:’ ‘partial/:a/:b/id’ – must inject $routeParams in the controller and we can access parameters and make http requests.</text:p>
      <text:p text:style-name="P57"/>
      <text:h text:style-name="P58" text:outline-level="1">Directives</text:h>
      <text:p text:style-name="P59">Separates in other files. Custom elements and other customization.</text:p>
      <text:p text:style-name="P60">Creating : myApp.directive(‘name’, function() {</text:p>
      <text:p text:style-name="P61"><text:tab/>return {</text:p>
      <text:p text:style-name="P62"><text:tab/><text:tab/>restrict : ‘C’ // class ,Attribute, Element,</text:p>
      <text:p text:style-name="P63"><text:tab/><text:tab/>templateUrl :<text:s/>‘/templates/myDirective’,</text:p>
      <text:p text:style-name="P64"><text:tab/><text:tab/>replace: true // only one root element,</text:p>
      <text:p text:style-name="P65"><text:tab/><text:tab/>scope: true, // each directive has a scope.</text:p>
      <text:p text:style-name="P66"><text:tab/><text:tab/>link: function(scope(current Scope from controller), element (currentElement), attributes(of current element)) { // Ui add class, remove class, }</text:p>
      <text:p text:style-name="P67">}})</text:p>
      <text:p text:style-name="P68"/>
      <text:p text:style-name="P69">To use: create a html element with attribute, class with directive name. (depends on restrict)</text:p>
      <text:p text:style-name="P70"/>
      <text:p text:style-name="P71">To transfer values from controller to directive use attribute. To not use $parent. Scope { hello : ‘=’} /get current value from controller.</text:p>
      <text:soft-page-break/>
      <text:p text:style-name="P72">Attrs.$set() // recommend to use this instead of jquery.</text:p>
      <text:p text:style-name="P73">Attrs.$observe() // when changes we can access and compare old and new values. DO NOT PLACE jQuery UI in the the controller. Use values like:</text:p>
      <text:p text:style-name="Normal"><text:span text:style-name="T74">.values(‘jQuery’, jQuery) // external librari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udent</meta:initial-creator>
    <dc:creator>Student</dc:creator>
    <meta:creation-date>2015-12-10T08:14:00Z</meta:creation-date>
    <dc:date>2015-12-10T10:38:00Z</dc:date>
    <meta:template xlink:href="Normal.dotm" xlink:type="simple"/>
    <meta:editing-cycles>3</meta:editing-cycles>
    <meta:editing-duration>PT8640S</meta:editing-duration>
    <meta:document-statistic meta:page-count="3" meta:paragraph-count="5" meta:word-count="387" meta:character-count="2589" meta:row-count="18" meta:non-whitespace-character-count="2207"/>
  </office:meta>
</office:document-meta>
</file>